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Code Pro" svg:font-family="'Source Code Pr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f520b" officeooo:paragraph-rsid="000f520b"/>
    </style:style>
    <style:style style:name="P2" style:family="paragraph" style:parent-style-name="Standard">
      <style:text-properties officeooo:rsid="000fdcf8" officeooo:paragraph-rsid="000fdcf8"/>
    </style:style>
    <style:style style:name="P3" style:family="paragraph" style:parent-style-name="Standard">
      <style:text-properties officeooo:rsid="0012e6ad" officeooo:paragraph-rsid="0012e6ad"/>
    </style:style>
    <style:style style:name="P4" style:family="paragraph" style:parent-style-name="Standard">
      <style:text-properties officeooo:rsid="0014f115" officeooo:paragraph-rsid="0014f115"/>
    </style:style>
    <style:style style:name="P5" style:family="paragraph" style:parent-style-name="Standard">
      <style:text-properties fo:font-size="11pt" officeooo:rsid="000f520b" officeooo:paragraph-rsid="000f520b" style:font-size-asian="11pt" style:font-size-complex="11pt"/>
    </style:style>
    <style:style style:name="P6" style:family="paragraph" style:parent-style-name="Standard">
      <style:text-properties fo:font-size="11pt" officeooo:rsid="00111360" officeooo:paragraph-rsid="00111360" style:font-size-asian="11pt" style:font-size-complex="11pt"/>
    </style:style>
    <style:style style:name="P7" style:family="paragraph" style:parent-style-name="Standard">
      <style:text-properties fo:font-size="11pt" officeooo:rsid="0013e52a" officeooo:paragraph-rsid="0018d509" style:font-size-asian="11pt" style:font-size-complex="11pt"/>
    </style:style>
    <style:style style:name="P8" style:family="paragraph" style:parent-style-name="Standard">
      <style:text-properties fo:font-size="11pt" officeooo:rsid="0013e52a" officeooo:paragraph-rsid="00149d02" style:font-size-asian="11pt" style:font-size-complex="11pt"/>
    </style:style>
    <style:style style:name="P9" style:family="paragraph" style:parent-style-name="Standard">
      <style:text-properties fo:font-size="11pt" officeooo:rsid="001aa44b" officeooo:paragraph-rsid="001c1b1b" style:font-size-asian="11pt" style:font-size-complex="11pt"/>
    </style:style>
    <style:style style:name="P10" style:family="paragraph" style:parent-style-name="Standard">
      <style:text-properties fo:font-size="11pt" officeooo:rsid="001aa44b" officeooo:paragraph-rsid="001aa44b" style:font-size-asian="11pt" style:font-size-complex="11pt"/>
    </style:style>
    <style:style style:name="P11" style:family="paragraph" style:parent-style-name="Standard">
      <style:text-properties fo:font-size="11pt" officeooo:rsid="001fa763" officeooo:paragraph-rsid="001fa763" style:font-size-asian="11pt" style:font-size-complex="11pt"/>
    </style:style>
    <style:style style:name="P12" style:family="paragraph" style:parent-style-name="Standard">
      <style:text-properties fo:font-size="11pt" officeooo:rsid="002176d4" officeooo:paragraph-rsid="002176d4" style:font-size-asian="11pt" style:font-size-complex="11pt"/>
    </style:style>
    <style:style style:name="P13" style:family="paragraph" style:parent-style-name="Standard">
      <style:text-properties fo:font-size="11pt" fo:font-weight="bold" officeooo:rsid="0012e6ad" officeooo:paragraph-rsid="0012e6ad" style:font-size-asian="11pt" style:font-weight-asian="bold" style:font-size-complex="11pt" style:font-weight-complex="bold"/>
    </style:style>
    <style:style style:name="P14" style:family="paragraph" style:parent-style-name="Standard">
      <style:text-properties fo:font-size="11pt" fo:font-weight="bold" officeooo:rsid="0013e52a" officeooo:paragraph-rsid="0018d509" style:font-size-asian="11pt" style:font-weight-asian="bold" style:font-size-complex="11pt" style:font-weight-complex="bold"/>
    </style:style>
    <style:style style:name="P15" style:family="paragraph" style:parent-style-name="Standard">
      <style:text-properties fo:font-size="11pt" fo:font-weight="bold" officeooo:rsid="001e0c8a" officeooo:paragraph-rsid="001e0c8a" style:font-size-asian="11pt" style:font-weight-asian="bold" style:font-size-complex="11pt" style:font-weight-complex="bold"/>
    </style:style>
    <style:style style:name="P16" style:family="paragraph" style:parent-style-name="Standard">
      <style:text-properties fo:font-size="11pt" fo:font-weight="normal" officeooo:rsid="0012e6ad" officeooo:paragraph-rsid="0012e6ad" style:font-size-asian="11pt" style:font-weight-asian="normal" style:font-size-complex="11pt" style:font-weight-complex="normal"/>
    </style:style>
    <style:style style:name="P17" style:family="paragraph" style:parent-style-name="Standard">
      <style:text-properties fo:font-size="11pt" fo:font-weight="normal" officeooo:rsid="001e0c8a" officeooo:paragraph-rsid="001e0c8a" style:font-size-asian="11pt" style:font-weight-asian="normal" style:font-size-complex="11pt" style:font-weight-complex="normal"/>
    </style:style>
    <style:style style:name="P18" style:family="paragraph" style:parent-style-name="Table_20_Contents">
      <style:paragraph-properties fo:text-align="center" style:justify-single-word="false"/>
      <style:text-properties fo:font-size="11pt" officeooo:rsid="00111360" officeooo:paragraph-rsid="00111360" style:font-size-asian="11pt" style:font-size-complex="11pt"/>
    </style:style>
    <style:style style:name="P19" style:family="paragraph" style:parent-style-name="Table_20_Contents">
      <style:paragraph-properties fo:text-align="center" style:justify-single-word="false"/>
      <style:text-properties fo:font-size="11pt" officeooo:rsid="0012e6ad" officeooo:paragraph-rsid="0012e6ad" style:font-size-asian="11pt" style:font-size-complex="11pt"/>
    </style:style>
    <style:style style:name="P20" style:family="paragraph" style:parent-style-name="Preformatted_20_Text">
      <style:text-properties fo:color="#808080" style:font-name="Source Code Pro" fo:font-size="10.5pt" officeooo:rsid="001aa44b" officeooo:paragraph-rsid="001c1b1b" style:font-size-asian="11pt" style:font-size-complex="11pt"/>
    </style:style>
    <style:style style:name="P21" style:family="paragraph" style:parent-style-name="Preformatted_20_Text">
      <style:text-properties fo:color="#808080" style:font-name="Source Code Pro" fo:font-size="11pt" officeooo:rsid="001aa44b" officeooo:paragraph-rsid="001c1b1b" style:font-size-asian="11pt" style:font-size-complex="11pt"/>
    </style:style>
    <style:style style:name="P22" style:family="paragraph" style:parent-style-name="Preformatted_20_Text">
      <style:paragraph-properties fo:margin-top="0cm" fo:margin-bottom="0.499cm" loext:contextual-spacing="false"/>
      <style:text-properties fo:font-size="11pt" style:font-size-asian="11pt" style:font-size-complex="11pt"/>
    </style:style>
    <style:style style:name="P23" style:family="paragraph" style:parent-style-name="Preformatted_20_Text">
      <style:paragraph-properties fo:margin-top="0cm" fo:margin-bottom="0.499cm" loext:contextual-spacing="false"/>
      <style:text-properties fo:font-size="10.5pt"/>
    </style:style>
    <style:style style:name="P24" style:family="paragraph" style:parent-style-name="Preformatted_20_Text">
      <style:text-properties fo:color="#808080" style:font-name="Source Code Pro" fo:font-size="11pt" style:font-size-asian="11pt" style:font-size-complex="11pt"/>
    </style:style>
    <style:style style:name="P25" style:family="paragraph" style:parent-style-name="Preformatted_20_Text">
      <style:text-properties fo:color="#a9b7c6" style:font-name="Source Code Pro" fo:font-size="10.5pt"/>
    </style:style>
    <style:style style:name="P26" style:family="paragraph" style:parent-style-name="Preformatted_20_Text">
      <style:text-properties fo:color="#a9b7c6" style:font-name="Source Code Pro" fo:font-size="11pt" style:font-size-asian="11pt" style:font-size-complex="11pt"/>
    </style:style>
    <style:style style:name="T1" style:family="text">
      <style:text-properties officeooo:rsid="000fdcf8"/>
    </style:style>
    <style:style style:name="T2" style:family="text">
      <style:text-properties fo:font-style="italic" style:font-style-asian="italic" style:font-style-complex="italic"/>
    </style:style>
    <style:style style:name="T3" style:family="text">
      <style:text-properties officeooo:rsid="00111360"/>
    </style:style>
    <style:style style:name="T4" style:family="text">
      <style:text-properties officeooo:rsid="0013e52a"/>
    </style:style>
    <style:style style:name="T5" style:family="text">
      <style:text-properties officeooo:rsid="0014f115"/>
    </style:style>
    <style:style style:name="T6" style:family="text">
      <style:text-properties officeooo:rsid="0017f546"/>
    </style:style>
    <style:style style:name="T7" style:family="text">
      <style:text-properties officeooo:rsid="0018d509"/>
    </style:style>
    <style:style style:name="T8" style:family="text">
      <style:text-properties officeooo:rsid="001aa44b"/>
    </style:style>
    <style:style style:name="T9" style:family="text">
      <style:text-properties fo:font-style="normal" style:font-style-asian="normal" style:font-style-complex="normal"/>
    </style:style>
    <style:style style:name="T10" style:family="text">
      <style:text-properties officeooo:rsid="001bb0ed"/>
    </style:style>
    <style:style style:name="T11" style:family="text">
      <style:text-properties officeooo:rsid="001c1b1b"/>
    </style:style>
    <style:style style:name="T12" style:family="text">
      <style:text-properties officeooo:rsid="001d6c02"/>
    </style:style>
    <style:style style:name="T13" style:family="text">
      <style:text-properties fo:color="#6897bb"/>
    </style:style>
    <style:style style:name="T14" style:family="text">
      <style:text-properties fo:color="#6897bb" style:font-name="Source Code Pro"/>
    </style:style>
    <style:style style:name="T15" style:family="text">
      <style:text-properties fo:color="#cc7832" fo:font-weight="bold"/>
    </style:style>
    <style:style style:name="T16" style:family="text">
      <style:text-properties fo:color="#8888c6"/>
    </style:style>
    <style:style style:name="T17" style:family="text">
      <style:text-properties fo:color="#808080" style:font-name="Source Code Pro"/>
    </style:style>
    <style:style style:name="T18" style:family="text">
      <style:text-properties officeooo:rsid="001e0c8a"/>
    </style:style>
    <style:style style:name="T19" style:family="text">
      <style:text-properties fo:font-size="11pt" style:font-size-asian="11pt" style:font-size-complex="11pt"/>
    </style:style>
    <style:style style:name="T20" style:family="text">
      <style:text-properties fo:font-size="11pt" officeooo:rsid="000fdcf8" style:font-size-asian="11pt" style:font-size-complex="11pt"/>
    </style:style>
    <style:style style:name="T21" style:family="text">
      <style:text-properties fo:font-size="11pt" fo:font-style="italic" style:font-size-asian="11pt" style:font-style-asian="italic" style:font-size-complex="11pt" style:font-style-complex="italic"/>
    </style:style>
    <style:style style:name="T22" style:family="text">
      <style:text-properties fo:color="#a9b7c6" style:font-name="Source Code Pro"/>
    </style:style>
    <style:style style:name="T23" style:family="text">
      <style:text-properties officeooo:rsid="002176d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his report examines the results obtained by applying the simulated annealing <text:span text:style-name="T3">(Tour A)</text:span> and ant colony optimization <text:span text:style-name="T3">(Tour B)</text:span> algorithms to the Traveling Salesman Problem. It is worth noting, however, that the Traveling Salesman Problem (TSP) referred to <text:span text:style-name="T1">in this report</text:span> is the symmetric TSP, which halves the number of possible solutions^[1] <text:span text:style-name="T1">and affects the quality of solutions provided by each algorithm^[2]. Both of these algorithms employ probabilistic techniques, and are both based on naturally occuring phenomena. To achieve the best results for both algorithms, each algorithm was run multiple times, and the best results were recorded and compared after every iteration. Due to the <text:s/>long time taken by the simulated annealing algorithm to return results, the algorithm was run fewer times than the ant colony optimization algorithm was. With more variables to tweak, however, more time was spent experimenting on the ant colony optimization algorithm.</text:span></text:p>
      <text:p text:style-name="P5"/>
      <text:p text:style-name="P6">The following are the best results returned by both algorithms:</text:p>
      <text:p text:style-name="P6"/>
      <table:table table:name="Table1" table:style-name="Table1">
        <table:table-column table:style-name="Table1.A" table:number-columns-repeated="3"/>
        <table:table-row>
          <table:table-cell table:style-name="Table1.A1" office:value-type="string">
            <text:p text:style-name="P18">Number of Cities</text:p>
          </table:table-cell>
          <table:table-cell table:style-name="Table1.A1" office:value-type="string">
            <text:p text:style-name="P18">Simulated Annealing <text:span text:style-name="T18">(A)</text:span></text:p>
          </table:table-cell>
          <table:table-cell table:style-name="Table1.C1" office:value-type="string">
            <text:p text:style-name="P18">Ant Colony Optimization <text:span text:style-name="T18">(B)</text:span></text:p>
          </table:table-cell>
        </table:table-row>
        <table:table-row>
          <table:table-cell table:style-name="Table1.A2" office:value-type="string">
            <text:p text:style-name="P19">12</text:p>
          </table:table-cell>
          <table:table-cell table:style-name="Table1.A2" office:value-type="string">
            <text:p text:style-name="P19">56</text:p>
          </table:table-cell>
          <table:table-cell table:style-name="Table1.C2" office:value-type="string">
            <text:p text:style-name="P19">56</text:p>
          </table:table-cell>
        </table:table-row>
        <table:table-row>
          <table:table-cell table:style-name="Table1.A2" office:value-type="string">
            <text:p text:style-name="P19">17</text:p>
          </table:table-cell>
          <table:table-cell table:style-name="Table1.A2" office:value-type="string">
            <text:p text:style-name="P19">1444</text:p>
          </table:table-cell>
          <table:table-cell table:style-name="Table1.C2" office:value-type="string">
            <text:p text:style-name="P19">1444</text:p>
          </table:table-cell>
        </table:table-row>
        <table:table-row>
          <table:table-cell table:style-name="Table1.A2" office:value-type="string">
            <text:p text:style-name="P19">21</text:p>
          </table:table-cell>
          <table:table-cell table:style-name="Table1.A2" office:value-type="string">
            <text:p text:style-name="P19">2549</text:p>
          </table:table-cell>
          <table:table-cell table:style-name="Table1.C2" office:value-type="string">
            <text:p text:style-name="P19">2549</text:p>
          </table:table-cell>
        </table:table-row>
        <table:table-row>
          <table:table-cell table:style-name="Table1.A2" office:value-type="string">
            <text:p text:style-name="P19">26</text:p>
          </table:table-cell>
          <table:table-cell table:style-name="Table1.A2" office:value-type="string">
            <text:p text:style-name="P19">1473</text:p>
          </table:table-cell>
          <table:table-cell table:style-name="Table1.C2" office:value-type="string">
            <text:p text:style-name="P19">1473</text:p>
          </table:table-cell>
        </table:table-row>
        <table:table-row>
          <table:table-cell table:style-name="Table1.A2" office:value-type="string">
            <text:p text:style-name="P19">42</text:p>
          </table:table-cell>
          <table:table-cell table:style-name="Table1.A2" office:value-type="string">
            <text:p text:style-name="P19">1187</text:p>
          </table:table-cell>
          <table:table-cell table:style-name="Table1.C2" office:value-type="string">
            <text:p text:style-name="P19">1188</text:p>
          </table:table-cell>
        </table:table-row>
        <table:table-row>
          <table:table-cell table:style-name="Table1.A2" office:value-type="string">
            <text:p text:style-name="P19">48</text:p>
          </table:table-cell>
          <table:table-cell table:style-name="Table1.A2" office:value-type="string">
            <text:p text:style-name="P19">12298</text:p>
          </table:table-cell>
          <table:table-cell table:style-name="Table1.C2" office:value-type="string">
            <text:p text:style-name="P19">12296</text:p>
          </table:table-cell>
        </table:table-row>
        <table:table-row>
          <table:table-cell table:style-name="Table1.A2" office:value-type="string">
            <text:p text:style-name="P19">58</text:p>
          </table:table-cell>
          <table:table-cell table:style-name="Table1.A2" office:value-type="string">
            <text:p text:style-name="P19">25395</text:p>
          </table:table-cell>
          <table:table-cell table:style-name="Table1.C2" office:value-type="string">
            <text:p text:style-name="P19">25395</text:p>
          </table:table-cell>
        </table:table-row>
        <table:table-row>
          <table:table-cell table:style-name="Table1.A2" office:value-type="string">
            <text:p text:style-name="P19">175</text:p>
          </table:table-cell>
          <table:table-cell table:style-name="Table1.A2" office:value-type="string">
            <text:p text:style-name="P19">21896</text:p>
          </table:table-cell>
          <table:table-cell table:style-name="Table1.C2" office:value-type="string">
            <text:p text:style-name="P19">21911</text:p>
          </table:table-cell>
        </table:table-row>
        <table:table-row>
          <table:table-cell table:style-name="Table1.A2" office:value-type="string">
            <text:p text:style-name="P19">180</text:p>
          </table:table-cell>
          <table:table-cell table:style-name="Table1.A2" office:value-type="string">
            <text:p text:style-name="P19">2590</text:p>
          </table:table-cell>
          <table:table-cell table:style-name="Table1.C2" office:value-type="string">
            <text:p text:style-name="P19">1950</text:p>
          </table:table-cell>
        </table:table-row>
        <table:table-row>
          <table:table-cell table:style-name="Table1.A2" office:value-type="string">
            <text:p text:style-name="P19">535</text:p>
          </table:table-cell>
          <table:table-cell table:style-name="Table1.A2" office:value-type="string">
            <text:p text:style-name="P19">59221</text:p>
          </table:table-cell>
          <table:table-cell table:style-name="Table1.C2" office:value-type="string">
            <text:p text:style-name="P19">50880</text:p>
          </table:table-cell>
        </table:table-row>
      </table:table>
      <text:p text:style-name="P6"/>
      <text:p text:style-name="P5"/>
      <text:p text:style-name="P13">Simulated Annealing <text:span text:style-name="T18">(Tour A)</text:span></text:p>
      <text:p text:style-name="P13"/>
      <text:p text:style-name="P16">The simulated annealing algorithm was inspired by annealing in metallurgy^[3], where the cooling of a metal is controlled to reduce the number of defects. The simulated annealing algorithm <text:span text:style-name="T4">mirrors</text:span> th<text:span text:style-name="T4">is method of</text:span> <text:span text:style-name="T4">slowly </text:span>cooling a hot metal by <text:span text:style-name="T4">decreasing</text:span> the probability of accepting a worse solution <text:span text:style-name="T4">with each step</text:span> when exploring a solution space, <text:span text:style-name="T8">making it more difficult for the algorithm to escape a local minimum as it progresses.</text:span></text:p>
      <text:p text:style-name="P5"/>
      <text:p text:style-name="P7">In this implementation of the simulated annealing algorithm, we combine the basic simulated annealing algorithm with the 3-opt enumeration<text:span text:style-name="T5">^[4]</text:span>. <text:span text:style-name="T7">The 3-opt method employs a link exchange algorithm, which is used in this implementation of the simulated annealing algorithm to try to yield a better solution. As such, it is a slight modification to the usual algorithm, which chooses a random neighbour (that possibly yields a worse solution), and then (if the neighbour yields a worse solution) decides, based on an acceptance probability function, if it should attempt to break out of its current local optimum by moving to the aforementioned neighbour. Throughout this phase, any improvements to the tour are accepted immediately.</text:span></text:p>
      <text:p text:style-name="P8"/>
      <text:p text:style-name="P7">We begin the algorithm by first randomly creating an initial <text:span text:style-name="T5">feasible </text:span>tour of the cities in the problem. <text:span text:style-name="T6">At every iteration of the algorithm,</text:span> <text:span text:style-name="T6">three random links are selected from the tour and replaced with three links that are not currently in the tour, but this modification must meet the condition that it improves the cost of the tour (i.e. reduces the length of the tour). Otherwise, it is probabilistically decided with the acceptance function if these changes should be accepted. A solution is thus obtained when an improved solution cannot be generated by replacing any three links in the tour with three that do not currently belong to the tour. </text:span></text:p>
      <text:p text:style-name="P7"/>
      <text:p text:style-name="P11">There are eight ways of reconnecting any three pairs of nodes: one is the identity, three are 2-opt moves and the remaining four are 3-opt moves. Although 3-opt generally involves choosing any three edges, and <text:soft-page-break/>replacing them such that the result is still a complete tour, it is possible to enforce strict 3-opt moves, <text:span text:style-name="T23">and </text:span>3-opt heuristics perform better <text:span text:style-name="T23">than 2-opt heuristics do^[5].</text:span></text:p>
      <text:p text:style-name="P7"/>
      <text:p text:style-name="P9">To try to <text:span text:style-name="T10">finetune this algorithm</text:span>, experimentation was carried out on the cooling schedule, <text:span text:style-name="T12">which determines how quickly the probability of accepting a worse solution falls</text:span>; both linear, as well as geometric cooling schedules, were tested, <text:span text:style-name="T10">but yielded</text:span> comparable results. <text:span text:style-name="T11">The formulas used are as follows:</text:span></text:p>
      <text:p text:style-name="P20"># Number of steps and cooling schedule</text:p>
      <text:p text:style-name="P25">nsteps = <text:span text:style-name="T13">80000</text:span></text:p>
      <text:p text:style-name="P25">Tinit = <text:span text:style-name="T13">13</text:span></text:p>
      <text:p text:style-name="P23"><text:span text:style-name="T22">Tfinal = </text:span><text:span text:style-name="T14">.0001</text:span></text:p>
      <text:p text:style-name="P21"># geometric schedule</text:p>
      <text:p text:style-name="P26">T = [Tinit * (Tfinal / Tinit) ** (n * <text:span text:style-name="T13">1.0 </text:span>/ nsteps) <text:span text:style-name="T15">for </text:span>n <text:span text:style-name="T15">in </text:span><text:span text:style-name="T16">range</text:span>(nsteps + <text:span text:style-name="T13">1</text:span>)]</text:p>
      <text:p text:style-name="P24"># linear schedule</text:p>
      <text:p text:style-name="P22"><text:span text:style-name="T17"># T = [Tinit + (Tfinal-Tinit) * (n * 1.0 / nsteps) for n in range(nsteps + 1)]</text:span></text:p>
      <text:p text:style-name="P9"><text:span text:style-name="T10">Further research into the topic then led to the findings that e</text:span>xperiments by Strenski and Kirkpatrick (1991) <text:span text:style-name="T11">confirm</text:span> no measurable performance differences between the two. <text:span text:style-name="T10">B</text:span>ut, <text:span text:style-name="T10">the only difference is that</text:span> geometric cooling schedules are not greatly affected by excessively high initial temperatures, and hence, should be used particularly in such cases. <text:span text:style-name="T10">Ultimately, because</text:span> the effectiveness of cooling schedules can only be compared through experimentation, it has been conjectured that the behavior of the simulated annealing algorithm is entirely dependent upon the neighbourhood and corresponding topology of objective functions (i.e. the cost of an edge)^[<text:span text:style-name="T23">6</text:span>].</text:p>
      <text:p text:style-name="P7"/>
      <text:p text:style-name="P7"><text:span text:style-name="T8">Experimentation with this algorithm may have been restricted, though, as simulated annealing is a time-consuming algorithm, due to efforts to not be caught in local minima. It is important to note, however, that it is possible to improve this algorithm further: using the Lin-Kernighan heuristic, which is a generalization of the 3-opt. Instead of generating 3 random edges, the Lin-Kernighan heuristic is based on k-opt transitions, where k is decided dynamically during the runtime of the algorithm.</text:span></text:p>
      <text:p text:style-name="P7"/>
      <text:p text:style-name="P14"/>
      <text:p text:style-name="P15">Ant Colony Optimization</text:p>
      <text:p text:style-name="P15"/>
      <text:p text:style-name="P17"/>
      <text:p text:style-name="P15"/>
      <text:p text:style-name="P5"/>
      <text:p text:style-name="P1"><text:span text:style-name="T20">[1] </text:span><text:a xlink:type="simple" xlink:href="https://en.wikipedia.org/wiki/Travelling_salesman_problem#Asymmetric_and_symmetric" text:style-name="Internet_20_link" text:visited-style-name="Visited_20_Internet_20_Link"><text:span text:style-name="T19">https://en.wikipedia.org/wiki/Travelling_salesman_problem#Asymmetric_and_symmetric</text:span></text:a></text:p>
      <text:p text:style-name="P2"><text:span text:style-name="T19">[2] </text:span><text:span text:style-name="T21">The Effect of Asymmetry on Traveling Salesman Problems</text:span><text:span text:style-name="T19"> Rodriguez, A., Ruiz, R. (2010): </text:span><text:a xlink:type="simple" xlink:href="http://www.upv.es/deioac/Investigacion/articulo.pdf" text:style-name="Internet_20_link" text:visited-style-name="Visited_20_Internet_20_Link"><text:span text:style-name="T19">http://www.upv.es/deioac/Investigacion/articulo.pdf</text:span></text:a></text:p>
      <text:p text:style-name="P3"><text:span text:style-name="T19">[3] </text:span><text:a xlink:type="simple" xlink:href="https://en.wikipedia.org/wiki/Simulated_annealing" text:style-name="Internet_20_link" text:visited-style-name="Visited_20_Internet_20_Link"><text:span text:style-name="T19">https://en.wikipedia.org/wiki/Simulated_annealing</text:span></text:a></text:p>
      <text:p text:style-name="P4"><text:span text:style-name="T19">[4] </text:span><text:span text:style-name="T21">A 3-Opt Based Simulated Annealing Algorithm for Vehicle Routing Problems</text:span><text:span text:style-name="T19"> Alfa A.S, Heragu S.S., Chen M. (1991): </text:span><text:a xlink:type="simple" xlink:href="http://ac.els-cdn.com/0360835291901653/1-s2.0-0360835291901653-main.pdf?_tid=6bb317d0-d5bd-11e6-96ce-00000aacb361&amp;acdnat=1483892201_920514fe777cbbe2fcb66b4a169d90bf" text:style-name="Internet_20_link" text:visited-style-name="Visited_20_Internet_20_Link"><text:span text:style-name="T19">http://ac.els-cdn.com/0360835291901653/1-s2.0-0360835291901653-main.pdf?_tid=6bb317d0-d5bd-11e6-96ce-00000aacb361&amp;acdnat=1483892201_920514fe777cbbe2fcb66b4a169d90bf</text:span></text:a></text:p>
      <text:p text:style-name="P12">[5] <text:span text:style-name="T2">Heuristics for the Traveling Salesman Problem </text:span><text:span text:style-name="T9">Nilsson, C.: http://web.tuke.sk/fei-cit/butka/hop/htsp.pdf</text:span></text:p>
      <text:p text:style-name="P10">[<text:span text:style-name="T23">6</text:span>] <text:span text:style-name="T2">Handbook of Metaheuristics </text:span><text:span text:style-name="T9">Glover F. W., Kochenberger G. A. (200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ource Code Pro" svg:font-family="'Source Code Pr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9T19:46:55.555243738</meta:creation-date>
    <dc:date>2017-01-09T23:42:18.282752716</dc:date>
    <meta:editing-duration>PT9M7S</meta:editing-duration>
    <meta:editing-cycles>2</meta:editing-cycles>
    <meta:generator>LibreOffice/5.1.4.2$Linux_X86_64 LibreOffice_project/10m0$Build-2</meta:generator>
    <meta:document-statistic meta:table-count="1" meta:image-count="0" meta:object-count="0" meta:page-count="2" meta:paragraph-count="58" meta:word-count="894" meta:character-count="5923" meta:non-whitespace-character-count="5085"/>
  </office:meta>
</office:document-meta>
</file>